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611cm" style:rel-column-width="2047*"/>
    </style:style>
    <style:style style:name="Table1.B" style:family="table-column">
      <style:table-column-properties style:column-width="13.39cm" style:rel-column-width="759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e3abb" officeooo:paragraph-rsid="001e3abb"/>
    </style:style>
    <style:style style:name="P2" style:family="paragraph" style:parent-style-name="Table_20_Contents">
      <style:paragraph-properties fo:text-align="end" style:justify-single-word="false"/>
      <style:text-properties officeooo:rsid="001e3abb" officeooo:paragraph-rsid="001e3abb"/>
    </style:style>
    <style:style style:name="P3" style:family="paragraph" style:parent-style-name="Table_20_Contents">
      <style:text-properties fo:font-weight="bold" officeooo:rsid="001e3abb" officeooo:paragraph-rsid="001e3abb" style:font-weight-asian="bold" style:font-weight-complex="bold"/>
    </style:style>
    <style:style style:name="P4" style:family="paragraph" style:parent-style-name="Table_20_Contents">
      <style:text-properties officeooo:rsid="001fbb80" officeooo:paragraph-rsid="001fbb80"/>
    </style:style>
    <style:style style:name="T1" style:family="text">
      <style:text-properties officeooo:rsid="001fbb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Key words</text:p>
          </table:table-cell>
          <table:table-cell table:style-name="Table1.B1" office:value-type="string">
            <text:p text:style-name="P3">Definition</text:p>
          </table:table-cell>
        </table:table-row>
        <table:table-row>
          <table:table-cell table:style-name="Table1.A2" office:value-type="string">
            <text:p text:style-name="P1">Islam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Muslim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hahada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alah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awm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Zaka<text:span text:style-name="T1">h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Hajj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hirk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Adha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Iqama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Akhira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Allah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Qadr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Halal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Haram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Jin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Mala’ikah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Masjid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Qibla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Qur’a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Rasulullah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Shirk 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Surah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Tawhid 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Ummah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Jannah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Jahannam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Ayah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2T18:03:07.512610938</meta:creation-date>
    <dc:date>2020-02-23T08:50:21.735226596</dc:date>
    <meta:editing-duration>PT14H16M53S</meta:editing-duration>
    <meta:editing-cycles>1</meta:editing-cycles>
    <meta:document-statistic meta:table-count="1" meta:image-count="0" meta:object-count="0" meta:page-count="2" meta:paragraph-count="30" meta:word-count="31" meta:character-count="179" meta:non-whitespace-character-count="173"/>
    <meta:generator>LibreOffice/5.2.7.2$Linux_ARM_EABI LibreOffice_project/20m0$Build-2</meta:generator>
  </office:meta>
</office:document-meta>
</file>